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Main Member of the project team is the Senior User: Joe Bloggs.</text:p>
      <text:p text:style-name="Text_20_body"/>
      <text:p text:style-name="Text_20_body">The system must meet the functionality of as follows;</text:p>
      <text:p text:style-name="Text_20_body"/>
      <text:p text:style-name="Text_20_body">Function001: When User Presses Save Check No Current Matching Records</text:p>
      <text:p text:style-name="Text_20_body"/>
      <text:p text:style-name="Text_20_body">Function002: Date must be in the format dd/mm/yyy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e Baker</meta:initial-creator>
    <meta:creation-date>2014-10-26T23:43:28.47</meta:creation-date>
    <meta:document-statistic meta:table-count="0" meta:image-count="0" meta:object-count="0" meta:page-count="1" meta:paragraph-count="4" meta:word-count="40" meta:character-count="239"/>
    <dc:date>2014-10-26T23:44:01.44</dc:date>
    <dc:creator>Lee Baker</dc:creator>
    <meta:editing-duration>PT36S</meta:editing-duration>
    <meta:editing-cycles>1</meta:editing-cycles>
    <meta:generator>OpenOffice/4.1.1$Win32 OpenOffice.org_project/411m6$Build-9775</meta:generator>
  </office:meta>
</office:document-meta>
</file>